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KM</text:p>
          </table:table-cell>
          <table:table-cell office:value-type="string">
            <text:p>D+</text:p>
          </table:table-cell>
          <table:table-cell office:value-type="string">
            <text:p>Ele max</text:p>
          </table:table-cell>
          <table:table-cell office:value-type="string">
            <text:p>People</text:p>
          </table:table-cell>
          <table:table-cell office:value-type="string">
            <text:p>Event</text:p>
          </table:table-cell>
          <table:table-cell office:value-type="string">
            <text:p>URL</text:p>
          </table:table-cell>
          <table:table-cell office:value-type="string">
            <text:p>Trail</text:p>
          </table:table-cell>
          <table:table-cell/>
        </table:table-row>
        <table:table-row>
          <table:table-cell office:value-type="float" office:value="44010">
            <text:p>44010</text:p>
          </table:table-cell>
          <table:table-cell office:value-type="float" office:value="9.7">
            <text:p>9.7</text:p>
          </table:table-cell>
          <table:table-cell office:value-type="float" office:value="507">
            <text:p>507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ttps://www.meetup.com/fr-FR/Grenoble-Adventure-Club-English-French/events/271562817/</text:p>
          </table:table-cell>
          <table:table-cell/>
          <table:table-cell/>
        </table:table-row>
        <table:table-row>
          <table:table-cell office:value-type="float" office:value="44016">
            <text:p>44016</text:p>
          </table:table-cell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ttps://www.meetup.com/fr-FR/Grenoble-Adventure-Club-English-French/events/271679624/</text:p>
          </table:table-cell>
          <table:table-cell/>
          <table:table-cell/>
        </table:table-row>
        <table:table-row>
          <table:table-cell office:value-type="float" office:value="44017">
            <text:p>44017</text:p>
          </table:table-cell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ttps://www.meetup.com/fr-FR/Grenoble-Adventure-Club-English-French/events/271695565/</text:p>
          </table:table-cell>
          <table:table-cell office:value-type="string">
            <text:p>https://frama.link/FzfQXGha</text:p>
          </table:table-cell>
          <table:table-cell/>
        </table:table-row>
        <table:table-row>
          <table:table-cell office:value-type="float" office:value="44023">
            <text:p>44023</text:p>
          </table:table-cell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ttps://www.meetup.com/fr-FR/Grenoble-Adventure-Club-English-French/events/271771141/</text:p>
          </table:table-cell>
          <table:table-cell office:value-type="string">
            <text:p>https://frama.link/XsStAy4E</text:p>
          </table:table-cell>
          <table:table-cell/>
        </table:table-row>
        <table:table-row>
          <table:table-cell office:value-type="float" office:value="44029">
            <text:p>44029</text:p>
          </table:table-cell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ttps://www.meetup.com/fr-FR/Grenoble-Adventure-Club-English-French/events/271778570/</text:p>
          </table:table-cell>
          <table:table-cell office:value-type="string">
            <text:p>https://frama.link/5RJcyZ8w</text:p>
          </table:table-cell>
          <table:table-cell/>
        </table:table-row>
        <table:table-row>
          <table:table-cell office:value-type="float" office:value="44026">
            <text:p>44026</text:p>
          </table:table-cell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ttps://www.meetup.com/fr-FR/Grenoble-Adventure-Club-English-French/events/271838208/</text:p>
          </table:table-cell>
          <table:table-cell office:value-type="string">
            <text:p>https://frama.link/kB_8PSV_</text:p>
          </table:table-cell>
          <table:table-cell/>
        </table:table-row>
        <table:table-row>
          <table:table-cell office:value-type="float" office:value="44030">
            <text:p>44030</text:p>
          </table:table-cell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ttps://www.meetup.com/fr-FR/Grenoble-Adventure-Club-English-French/events/271960604/</text:p>
          </table:table-cell>
          <table:table-cell office:value-type="string">
            <text:p>https://frama.link/vjEtRFtR</text:p>
          </table:table-cell>
          <table:table-cell/>
        </table:table-row>
        <table:table-row>
          <table:table-cell office:value-type="float" office:value="44031">
            <text:p>44031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https://www.meetup.com/fr-FR/Grenoble-Adventure-Club-English-French/events/271946883/</text:p>
          </table:table-cell>
          <table:table-cell/>
          <table:table-cell/>
        </table:table-row>
        <table:table-row>
          <table:table-cell office:value-type="float" office:value="44031">
            <text:p>44031</text:p>
          </table:table-cell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ttps://www.meetup.com/fr-FR/Grenoble-Adventure-Club-English-French/events/271987148/</text:p>
          </table:table-cell>
          <table:table-cell office:value-type="string">
            <text:p>https://frama.link/Z1dSsMd1</text:p>
          </table:table-cell>
          <table:table-cell/>
        </table:table-row>
        <table:table-row>
          <table:table-cell office:value-type="float" office:value="44037">
            <text:p>44037</text:p>
          </table:table-cell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ttps://www.meetup.com/fr-FR/Grenoble-Adventure-Club-English-French/events/272076374/</text:p>
          </table:table-cell>
          <table:table-cell office:value-type="string">
            <text:p>https://frama.link/fp-P9n9c</text:p>
          </table:table-cell>
          <table:table-cell/>
        </table:table-row>
        <table:table-row>
          <table:table-cell office:value-type="float" office:value="44038">
            <text:p>44038</text:p>
          </table:table-cell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ttps://www.meetup.com/fr-FR/Grenoble-Adventure-Club-English-French/events/272059645/</text:p>
          </table:table-cell>
          <table:table-cell office:value-type="string">
            <text:p>https://s.42l.fr/OVHHa0Md</text:p>
          </table:table-cell>
          <table:table-cell/>
        </table:table-row>
        <table:table-row>
          <table:table-cell office:value-type="float" office:value="44043">
            <text:p>44043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https://www.meetup.com/fr-FR/Grenoble-Adventure-Club-English-French/events/272216179/</text:p>
          </table:table-cell>
          <table:table-cell/>
          <table:table-cell/>
        </table:table-row>
        <table:table-row>
          <table:table-cell office:value-type="float" office:value="44044">
            <text:p>44044</text:p>
          </table:table-cell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ttps://www.meetup.com/fr-FR/Grenoble-Adventure-Club-English-French/events/272212113/</text:p>
          </table:table-cell>
          <table:table-cell office:value-type="string">
            <text:p>https://frama.link/8fkouHUp</text:p>
          </table:table-cell>
          <table:table-cell/>
        </table:table-row>
        <table:table-row>
          <table:table-cell office:value-type="float" office:value="44045">
            <text:p>44045</text:p>
          </table:table-cell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ttps://www.meetup.com/fr-FR/Grenoble-Adventure-Club-English-French/events/272245836/</text:p>
          </table:table-cell>
          <table:table-cell office:value-type="string">
            <text:p>https://frama.link/myvV6DZ3</text:p>
          </table:table-cell>
          <table:table-cell/>
        </table:table-row>
        <table:table-row>
          <table:table-cell office:value-type="float" office:value="44051">
            <text:p>44051</text:p>
          </table:table-cell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https://www.meetup.com/fr-FR/Grenoble-Adventure-Club-English-French/events/272376076/</text:p>
          </table:table-cell>
          <table:table-cell/>
          <table:table-cell/>
        </table:table-row>
        <table:table-row>
          <table:table-cell office:value-type="float" office:value="44052">
            <text:p>44052</text:p>
          </table:table-cell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https://www.meetup.com/fr-FR/Grenoble-Adventure-Club-English-French/events/272193664/</text:p>
          </table:table-cell>
          <table:table-cell office:value-type="string">
            <text:p>https://s.42l.fr/gqJORTQH</text:p>
          </table:table-cell>
          <table:table-cell/>
        </table:table-row>
        <table:table-row>
          <table:table-cell office:value-type="float" office:value="44054">
            <text:p>44054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ttps://www.meetup.com/fr-FR/Grenoble-Adventure-Club-English-French/events/272501616/</text:p>
          </table:table-cell>
          <table:table-cell/>
          <table:table-cell/>
        </table:table-row>
        <table:table-row>
          <table:table-cell office:value-type="float" office:value="44058">
            <text:p>44058</text:p>
          </table:table-cell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https://www.meetup.com/fr-FR/Grenoble-Adventure-Club-English-French/events/272378928/</text:p>
          </table:table-cell>
          <table:table-cell/>
          <table:table-cell/>
        </table:table-row>
        <table:table-row>
          <table:table-cell office:value-type="float" office:value="44059">
            <text:p>44059</text:p>
          </table:table-cell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https://www.meetup.com/fr-FR/Grenoble-Adventure-Club-English-French/events/272512544/</text:p>
          </table:table-cell>
          <table:table-cell office:value-type="string">
            <text:p>https://s.42l.fr/b4Vurjl6</text:p>
          </table:table-cell>
          <table:table-cell/>
        </table:table-row>
        <table:table-row>
          <table:table-cell office:value-type="float" office:value="44065">
            <text:p>44065</text:p>
          </table:table-cell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ttps://www.meetup.com/fr-FR/Grenoble-Adventure-Club-English-French/events/272527871/</text:p>
          </table:table-cell>
          <table:table-cell office:value-type="string">
            <text:p>https://s.42l.fr/dCxFZnOt</text:p>
          </table:table-cell>
          <table:table-cell/>
        </table:table-row>
        <table:table-row>
          <table:table-cell office:value-type="float" office:value="44066">
            <text:p>44066</text:p>
          </table:table-cell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ttps://www.meetup.com/fr-FR/Grenoble-Adventure-Club-English-French/events/272658241/</text:p>
          </table:table-cell>
          <table:table-cell office:value-type="string">
            <text:p>https://frama.link/YwuXmVXG</text:p>
          </table:table-cell>
          <table:table-cell/>
        </table:table-row>
        <table:table-row>
          <table:table-cell office:value-type="float" office:value="44087">
            <text:p>44087</text:p>
          </table:table-cell>
          <table:table-cell office:value-type="float" office:value="9.2">
            <text:p>9.2</text:p>
          </table:table-cell>
          <table:table-cell office:value-type="float" office:value="1060">
            <text:p>1060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ttps://www.meetup.com/fr-FR/Grenoble-Adventure-Club-English-French/events/273156020/</text:p>
          </table:table-cell>
          <table:table-cell office:value-type="string">
            <text:p>https://www.visorando.com/randonnee-/3699638</text:p>
          </table:table-cell>
          <table:table-cell/>
        </table:table-row>
        <table:table-row>
          <table:table-cell office:value-type="float" office:value="44087">
            <text:p>44087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ttps://www.meetup.com/fr-FR/Grenoble-Adventure-Club-English-French/events/273156179/</text:p>
          </table:table-cell>
          <table:table-cell office:value-type="string">
            <text:p>https://www.visorando.com/randonnee-tour-du-grand-lac-de-laffrey/</text:p>
          </table:table-cell>
          <table:table-cell/>
        </table:table-row>
        <table:table-row>
          <table:table-cell office:value-type="float" office:value="44105">
            <text:p>44105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ttps://www.meetup.com/fr-FR/Grenoble-Adventure-Club-English-French/events/272937963/</text:p>
          </table:table-cell>
          <table:table-cell office:value-type="string">
            <text:p>https://frama.link/KGnwLpuQ</text:p>
          </table:table-cell>
          <table:table-cell/>
        </table:table-row>
        <table:table-row>
          <table:table-cell office:value-type="float" office:value="44115">
            <text:p>44115</text:p>
          </table:table-cell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ttps://www.meetup.com/fr-FR/Grenoble-Adventure-Club-English-French/events/273744783/</text:p>
          </table:table-cell>
          <table:table-cell office:value-type="string">
            <text:p>https://frama.link/0MwaJb99</text:p>
          </table:table-cell>
          <table:table-cell/>
        </table:table-row>
        <table:table-row>
          <table:table-cell office:value-type="float" office:value="44128">
            <text:p>44128</text:p>
          </table:table-cell>
          <table:table-cell/>
          <table:table-cell/>
          <table:table-cell/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ttps://www.meetup.com/fr-FR/Grenoble-Adventure-Club-English-French/events/272628657/</text:p>
          </table:table-cell>
          <table:table-cell/>
          <table:table-cell/>
        </table:table-row>
        <table:table-row>
          <table:table-cell office:value-type="float" office:value="44184">
            <text:p>44184</text:p>
          </table:table-cell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ttps://www.meetup.com/fr-FR/Grenoble-Adventure-Club-English-French/events/275198024/</text:p>
          </table:table-cell>
          <table:table-cell office:value-type="string">
            <text:p>Trace in comment</text:p>
          </table:table-cell>
          <table:table-cell/>
        </table:table-row>
        <table:table-row>
          <table:table-cell office:value-type="float" office:value="44190">
            <text:p>44190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ttps://www.meetup.com/fr-FR/Grenoble-Adventure-Club-English-French/events/275347843/</text:p>
          </table:table-cell>
          <table:table-cell/>
          <table:table-cell/>
        </table:table-row>
        <table:table-row>
          <table:table-cell office:value-type="float" office:value="44192">
            <text:p>44192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ttps://www.meetup.com/fr-FR/Grenoble-Adventure-Club-English-French/events/275376831/</text:p>
          </table:table-cell>
          <table:table-cell/>
          <table:table-cell/>
        </table:table-row>
        <table:table-row>
          <table:table-cell office:value-type="float" office:value="44205">
            <text:p>44205</text:p>
          </table:table-cell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ttps://www.meetup.com/fr-FR/Grenoble-Adventure-Club-English-French/events/275607055/</text:p>
          </table:table-cell>
          <table:table-cell office:value-type="string">
            <text:p>https://frama.link/yD_bbRhw</text:p>
          </table:table-cell>
          <table:table-cell/>
        </table:table-row>
        <table:table-row>
          <table:table-cell office:value-type="float" office:value="44206">
            <text:p>44206</text:p>
          </table:table-cell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ttps://www.meetup.com/fr-FR/Grenoble-Adventure-Club-English-French/events/275600643/</text:p>
          </table:table-cell>
          <table:table-cell office:value-type="string">
            <text:p>https://frama.link/Twod8TPZ</text:p>
          </table:table-cell>
          <table:table-cell/>
        </table:table-row>
        <table:table-row>
          <table:table-cell office:value-type="float" office:value="44233">
            <text:p>44233</text:p>
          </table:table-cell>
          <table:table-cell/>
          <table:table-cell/>
          <table:table-cell/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ttps://www.meetup.com/fr-FR/Grenoble-Adventure-Club-English-French/events/275959229/</text:p>
          </table:table-cell>
          <table:table-cell office:value-type="string">
            <text:p>https://s.42l.fr/wA-rQRtZ</text:p>
          </table:table-cell>
          <table:table-cell/>
        </table:table-row>
        <table:table-row>
          <table:table-cell office:value-type="float" office:value="44241">
            <text:p>44241</text:p>
          </table:table-cell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ttps://www.meetup.com/fr-FR/Grenoble-Adventure-Club-English-French/events/275008068/</text:p>
          </table:table-cell>
          <table:table-cell office:value-type="string">
            <text:p>https://s.42l.fr/TqWwBB03</text:p>
          </table:table-cell>
          <table:table-cell office:value-type="string">
            <text:p>https://www.alltrails.com/explore/map/mon-18-jan-2021-07-22-14553ee</text:p>
          </table:table-cell>
        </table:table-row>
        <table:table-row>
          <table:table-cell office:value-type="float" office:value="44248">
            <text:p>44248</text:p>
          </table:table-cell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ttps://www.meetup.com/fr-FR/Grenoble-Adventure-Club-English-French/events/276395387/</text:p>
          </table:table-cell>
          <table:table-cell office:value-type="string">
            <text:p>https://s.42l.fr/jmJvISz_</text:p>
          </table:table-cell>
          <table:table-cell/>
        </table:table-row>
        <table:table-row>
          <table:table-cell office:value-type="float" office:value="44254">
            <text:p>44254</text:p>
          </table:table-cell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ttps://www.meetup.com/fr-FR/Grenoble-Adventure-Club-English-French/events/276581633/</text:p>
          </table:table-cell>
          <table:table-cell office:value-type="string">
            <text:p>https://s.42l.fr/MujeHgdT</text:p>
          </table:table-cell>
          <table:table-cell/>
        </table:table-row>
        <table:table-row>
          <table:table-cell office:value-type="float" office:value="44261">
            <text:p>44261</text:p>
          </table:table-cell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ttps://www.meetup.com/fr-FR/Grenoble-Adventure-Club-English-French/events/276733284/</text:p>
          </table:table-cell>
          <table:table-cell office:value-type="string">
            <text:p>https://s.42l.fr/nS3gJIWm</text:p>
          </table:table-cell>
          <table:table-cell/>
        </table:table-row>
        <table:table-row>
          <table:table-cell office:value-type="float" office:value="44268">
            <text:p>44268</text:p>
          </table:table-cell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ttps://www.meetup.com/Grenoble-Adventure-Club-English-French/events/276803120/</text:p>
          </table:table-cell>
          <table:table-cell office:value-type="string">
            <text:p>https://s.42l.fr/I71ZHdYN</text:p>
          </table:table-cell>
          <table:table-cell/>
        </table:table-row>
        <table:table-row>
          <table:table-cell office:value-type="float" office:value="44329">
            <text:p>44329</text:p>
          </table:table-cell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</table:table-row>
        <table:table-row>
          <table:table-cell office:value-type="float" office:value="44331">
            <text:p>44331</text:p>
          </table:table-cell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</table:table-row>
        <table:table-row>
          <table:table-cell office:value-type="float" office:value="44339">
            <text:p>44339</text:p>
          </table:table-cell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</table:table-row>
        <table:table-row>
          <table:table-cell office:value-type="float" office:value="44346">
            <text:p>44346</text:p>
          </table:table-cell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</table:table-row>
        <table:table-row>
          <table:table-cell office:value-type="float" office:value="44353">
            <text:p>44353</text:p>
          </table:table-cell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</table:table-row>
        <table:table-row>
          <table:table-cell office:value-type="float" office:value="44365">
            <text:p>44365</text:p>
          </table:table-cell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366">
            <text:p>44366</text:p>
          </table:table-cell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</table:table-row>
        <table:table-row>
          <table:table-cell office:value-type="float" office:value="44368">
            <text:p>44368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StreetArt Visite.gpx</text:p>
          </table:table-cell>
          <table:table-cell/>
        </table:table-row>
        <table:table-row>
          <table:table-cell office:value-type="float" office:value="44373">
            <text:p>44373</text:p>
          </table:table-cell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</table:table-row>
        <table:table-row>
          <table:table-cell office:value-type="float" office:value="44378">
            <text:p>44378</text:p>
          </table:table-cell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</table:table-row>
        <table:table-row>
          <table:table-cell office:value-type="float" office:value="44379">
            <text:p>44379</text:p>
          </table:table-cell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</table:table-row>
        <table:table-row>
          <table:table-cell office:value-type="float" office:value="44380">
            <text:p>44380</text:p>
          </table:table-cell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</table:table-row>
        <table:table-row>
          <table:table-cell office:value-type="float" office:value="44381">
            <text:p>44381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</table:table-row>
        <table:table-row>
          <table:table-cell office:value-type="float" office:value="44379">
            <text:p>44379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ttps://www.meetup.com/Grenoble-Adventure-Club-English-French/events/279179867/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387">
            <text:p>44387</text:p>
          </table:table-cell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 office:value-type="string">
            <text:p>day 1</text:p>
          </table:table-cell>
        </table:table-row>
        <table:table-row>
          <table:table-cell office:value-type="float" office:value="44388">
            <text:p>44388</text:p>
          </table:table-cell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 office:value-type="string">
            <text:p>day 2</text:p>
          </table:table-cell>
        </table:table-row>
        <table:table-row>
          <table:table-cell office:value-type="float" office:value="44399">
            <text:p>44399</text:p>
          </table:table-cell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ttps://www.meetup.com/Grenoble-Adventure-Club-English-French/events/279598655/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401">
            <text:p>44401</text:p>
          </table:table-cell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lLzUJMY2</text:p>
          </table:table-cell>
          <table:table-cell/>
        </table:table-row>
        <table:table-row>
          <table:table-cell office:value-type="float" office:value="44409">
            <text:p>44409</text:p>
          </table:table-cell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</table:table-row>
        <table:table-row>
          <table:table-cell office:value-type="float" office:value="44415">
            <text:p>44415</text:p>
          </table:table-cell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</table:table-row>
        <table:table-row>
          <table:table-cell office:value-type="float" office:value="44416">
            <text:p>44416</text:p>
          </table:table-cell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</table:table-row>
        <table:table-row>
          <table:table-cell office:value-type="float" office:value="44420">
            <text:p>44420</text:p>
          </table:table-cell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ttps://www.meetup.com/fr-FR/Grenoble-Adventure-Club-English-French/events/280013297/</text:p>
          </table:table-cell>
          <table:table-cell office:value-type="string">
            <text:p>https://s.42l.fr/VciaZ431</text:p>
          </table:table-cell>
          <table:table-cell/>
        </table:table-row>
        <table:table-row>
          <table:table-cell office:value-type="float" office:value="44422">
            <text:p>44422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https://www.meetup.com/fr-FR/Grenoble-Adventure-Club-English-French/events/279907865/</text:p>
          </table:table-cell>
          <table:table-cell/>
          <table:table-cell/>
        </table:table-row>
        <table:table-row>
          <table:table-cell office:value-type="float" office:value="44422">
            <text:p>44422</text:p>
          </table:table-cell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ttps://www.meetup.com/fr-FR/Grenoble-Adventure-Club-English-French/events/280053697/</text:p>
          </table:table-cell>
          <table:table-cell office:value-type="string">
            <text:p>https://s.42l.fr/2Mzq-xbQ</text:p>
          </table:table-cell>
          <table:table-cell/>
        </table:table-row>
        <table:table-row>
          <table:table-cell office:value-type="float" office:value="44423">
            <text:p>44423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ttps://www.meetup.com/Grenoble-Adventure-Club-English-French/events/280070147/</text:p>
          </table:table-cell>
          <table:table-cell office:value-type="string">
            <text:p>https://s.42l.fr/hbxWc5uW</text:p>
          </table:table-cell>
          <table:table-cell/>
        </table:table-row>
        <table:table-row>
          <table:table-cell office:value-type="float" office:value="44423">
            <text:p>44423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https://www.meetup.com/Grenoble-Adventure-Club-English-French/events/280011169/</text:p>
          </table:table-cell>
          <table:table-cell office:value-type="string">
            <text:p>https://s.42l.fr/hbxWc5uW</text:p>
          </table:table-cell>
          <table:table-cell/>
        </table:table-row>
        <table:table-row>
          <table:table-cell office:value-type="float" office:value="44429">
            <text:p>44429</text:p>
          </table:table-cell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https://www.meetup.com/Grenoble-Adventure-Club-English-French/events/280199683/</text:p>
          </table:table-cell>
          <table:table-cell office:value-type="string">
            <text:p>https://s.42l.fr/jph6_-wT</text:p>
          </table:table-cell>
          <table:table-cell/>
        </table:table-row>
        <table:table-row>
          <table:table-cell office:value-type="float" office:value="44430">
            <text:p>44430</text:p>
          </table:table-cell>
          <table:table-cell office:value-type="float" office:value="15.3">
            <text:p>15.3</text:p>
          </table:table-cell>
          <table:table-cell office:value-type="float" office:value="419">
            <text:p>419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ttps://www.meetup.com/Grenoble-Adventure-Club-English-French/events/280081009/</text:p>
          </table:table-cell>
          <table:table-cell/>
          <table:table-cell/>
        </table:table-row>
        <table:table-row>
          <table:table-cell office:value-type="float" office:value="44437">
            <text:p>44437</text:p>
          </table:table-cell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ttps://www.meetup.com/Grenoble-Adventure-Club-English-French/events/280365369/</text:p>
          </table:table-cell>
          <table:table-cell office:value-type="string">
            <text:p>https://s.42l.fr/iUMrGs28</text:p>
          </table:table-cell>
          <table:table-cell/>
        </table:table-row>
        <table:table-row>
          <table:table-cell office:value-type="float" office:value="44443">
            <text:p>44443</text:p>
          </table:table-cell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ttps://www.meetup.com/Grenoble-Adventure-Club-English-French/events/280491067/</text:p>
          </table:table-cell>
          <table:table-cell office:value-type="string">
            <text:p>topo&lt;https://graphhopper.com/maps/?point=45.304671%2C5.838976&amp;point=45.310131%2C5.842336&amp;point=45.310493%2C5.845596&amp;point=45.309228%2C5.854182&amp;point=45.308212%2C5.855548&amp;point=45.317279%2C5.851439&amp;point=45.304658%2C5.839051&amp;locale=en-GB&amp;elevation=true&amp;profile=hike&amp;use_miles=false&amp;selected_detail=Elevation&amp;layer=OpenStreetMap&gt;</text:p>
          </table:table-cell>
          <table:table-cell/>
        </table:table-row>
        <table:table-row>
          <table:table-cell office:value-type="float" office:value="44451">
            <text:p>44451</text:p>
          </table:table-cell>
          <table:table-cell office:value-type="float" office:value="6">
            <text:p>6</text:p>
          </table:table-cell>
          <table:table-cell office:value-type="float" office:value="362">
            <text:p>362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ttps://www.meetup.com/Grenoble-Adventure-Club-English-French/events/280647897/</text:p>
          </table:table-cell>
          <table:table-cell/>
          <table:table-cell/>
        </table:table-row>
        <table:table-row>
          <table:table-cell office:value-type="float" office:value="44457">
            <text:p>44457</text:p>
          </table:table-cell>
          <table:table-cell office:value-type="float" office:value="9.31">
            <text:p>9.31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ttps://www.meetup.com/Grenoble-Adventure-Club-English-French/events/280800846/</text:p>
          </table:table-cell>
          <table:table-cell/>
          <table:table-cell/>
        </table:table-row>
        <table:table-row>
          <table:table-cell office:value-type="float" office:value="44458">
            <text:p>44458</text:p>
          </table:table-cell>
          <table:table-cell office:value-type="float" office:value="7">
            <text:p>7</text:p>
          </table:table-cell>
          <table:table-cell office:value-type="float" office:value="793">
            <text:p>793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ttps://www.meetup.com/Grenoble-Adventure-Club-English-French/events/280799948/</text:p>
          </table:table-cell>
          <table:table-cell office:value-type="string">
            <text:p>topo&lt;https://graphhopper.com/maps/?point=45.289728%2C5.767097&amp;point=45.28227%2C5.778768&amp;point=45.281818%2C5.778739&amp;point=45.282958%2C5.78377&amp;point=45.287702%2C5.788001&amp;point=45.290265%2C5.767449&amp;locale=en-IE&amp;elevation=true&amp;profile=hike&amp;use_miles=false&amp;selected_detail=Elevation&amp;layer=TF%20Outdoors&gt;</text:p>
          </table:table-cell>
          <table:table-cell/>
        </table:table-row>
        <table:table-row>
          <table:table-cell office:value-type="float" office:value="44463">
            <text:p>44463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1851">
            <text:p>1851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ttps://www.meetup.com/Grenoble-Adventure-Club-English-French/events/280971141/</text:p>
          </table:table-cell>
          <table:table-cell/>
          <table:table-cell/>
        </table:table-row>
        <table:table-row>
          <table:table-cell office:value-type="float" office:value="44464">
            <text:p>44464</text:p>
          </table:table-cell>
          <table:table-cell office:value-type="float" office:value="16">
            <text:p>16</text:p>
          </table:table-cell>
          <table:table-cell office:value-type="float" office:value="2000">
            <text:p>2000</text:p>
          </table:table-cell>
          <table:table-cell office:value-type="float" office:value="2928">
            <text:p>2928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ttps://www.meetup.com/Grenoble-Adventure-Club-English-French/events/280986658/</text:p>
          </table:table-cell>
          <table:table-cell/>
          <table:table-cell/>
        </table:table-row>
        <table:table-row>
          <table:table-cell office:value-type="float" office:value="44464">
            <text:p>44464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ttps://www.meetup.com/Grenoble-Adventure-Club-English-French/events/280948002/</text:p>
          </table:table-cell>
          <table:table-cell/>
          <table:table-cell/>
        </table:table-row>
        <table:table-row>
          <table:table-cell office:value-type="float" office:value="44471">
            <text:p>44471</text:p>
          </table:table-cell>
          <table:table-cell office:value-type="float" office:value="16">
            <text:p>16</text:p>
          </table:table-cell>
          <table:table-cell office:value-type="float" office:value="1400">
            <text:p>140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ttps://www.meetup.com/Grenoble-Adventure-Club-English-French/events/281127669/</text:p>
          </table:table-cell>
          <table:table-cell/>
          <table:table-cell/>
        </table:table-row>
        <table:table-row>
          <table:table-cell office:value-type="float" office:value="44471">
            <text:p>44471</text:p>
          </table:table-cell>
          <table:table-cell office:value-type="float" office:value="8.3">
            <text:p>8.3</text:p>
          </table:table-cell>
          <table:table-cell office:value-type="float" office:value="1372">
            <text:p>1372</text:p>
          </table:table-cell>
          <table:table-cell office:value-type="float" office:value="1939">
            <text:p>1939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ttps://www.meetup.com/Grenoble-Adventure-Club-English-French/events/281088533/</text:p>
          </table:table-cell>
          <table:table-cell/>
          <table:table-cell/>
        </table:table-row>
        <table:table-row>
          <table:table-cell office:value-type="float" office:value="44478">
            <text:p>44478</text:p>
          </table:table-cell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ttps://www.meetup.com/Grenoble-Adventure-Club-English-French/events/281266956/</text:p>
          </table:table-cell>
          <table:table-cell office:value-type="string">
            <text:p>https://s.42l.fr/J8cZvHTK</text:p>
          </table:table-cell>
          <table:table-cell/>
        </table:table-row>
        <table:table-row>
          <table:table-cell office:value-type="float" office:value="44479">
            <text:p>44479</text:p>
          </table:table-cell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ttps://www.meetup.com/Grenoble-Adventure-Club-English-French/events/281266733/</text:p>
          </table:table-cell>
          <table:table-cell office:value-type="string">
            <text:p>https://s.42l.fr/6Ge5j1Qz</text:p>
          </table:table-cell>
          <table:table-cell/>
        </table:table-row>
        <table:table-row>
          <table:table-cell office:value-type="float" office:value="44485">
            <text:p>44485</text:p>
          </table:table-cell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ttps://www.meetup.com/Grenoble-Adventure-Club-English-French/events/281408280/</text:p>
          </table:table-cell>
          <table:table-cell office:value-type="string">
            <text:p>https://s.42l.fr/INppDj6A https://s.42l.fr/QfOHjFiN</text:p>
          </table:table-cell>
          <table:table-cell/>
        </table:table-row>
        <table:table-row>
          <table:table-cell office:value-type="float" office:value="44486">
            <text:p>44486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ttps://www.meetup.com/Grenoble-Adventure-Club-English-French/events/281422283/</text:p>
          </table:table-cell>
          <table:table-cell office:value-type="string">
            <text:p>https://s.42l.fr/VNU65khi</text:p>
          </table:table-cell>
          <table:table-cell/>
        </table:table-row>
        <table:table-row>
          <table:table-cell office:value-type="float" office:value="44492">
            <text:p>44492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ttps://www.meetup.com/Grenoble-Adventure-Club-English-French/events/281602362/</text:p>
          </table:table-cell>
          <table:table-cell/>
          <table:table-cell/>
        </table:table-row>
        <table:table-row>
          <table:table-cell office:value-type="float" office:value="44492">
            <text:p>44492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https://www.meetup.com/Grenoble-Adventure-Club-English-French/events/281610094/</text:p>
          </table:table-cell>
          <table:table-cell/>
          <table:table-cell/>
        </table:table-row>
        <table:table-row>
          <table:table-cell office:value-type="float" office:value="44493">
            <text:p>44493</text:p>
          </table:table-cell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ttps://www.meetup.com/Grenoble-Adventure-Club-English-French/events/281576827/</text:p>
          </table:table-cell>
          <table:table-cell office:value-type="string">
            <text:p>https://s.42l.fr/le-moucherotte</text:p>
          </table:table-cell>
          <table:table-cell/>
        </table:table-row>
        <table:table-row>
          <table:table-cell office:value-type="float" office:value="44500">
            <text:p>44500</text:p>
          </table:table-cell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<text:s/>🥾 Hike: Belvedere du Puy 😎</text:p>
          </table:table-cell>
          <table:table-cell office:value-type="string">
            <text:p>https://www.meetup.com/Grenoble-Adventure-Club-English-French/events/281770338/</text:p>
          </table:table-cell>
          <table:table-cell office:value-type="string">
            <text:p>https://s.42l.fr/samYLCpB</text:p>
          </table:table-cell>
          <table:table-cell/>
        </table:table-row>
        <table:table-row>
          <table:table-cell office:value-type="float" office:value="44506">
            <text:p>44506</text:p>
          </table:table-cell>
          <table:table-cell office:value-type="float" office:value="12">
            <text:p>12</text:p>
          </table:table-cell>
          <table:table-cell office:value-type="float" office:value="1100">
            <text:p>11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ttps://www.meetup.com/Grenoble-Adventure-Club-English-French/events/281896978/</text:p>
          </table:table-cell>
          <table:table-cell/>
          <table:table-cell/>
        </table:table-row>
        <table:table-row>
          <table:table-cell office:value-type="float" office:value="44507">
            <text:p>44507</text:p>
          </table:table-cell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<text:s/>🥾 Hike: Rocher de l'Épérimont 😎🍁🍂</text:p>
          </table:table-cell>
          <table:table-cell office:value-type="string">
            <text:p>https://www.meetup.com/Grenoble-Adventure-Club-English-French/events/281924819/</text:p>
          </table:table-cell>
          <table:table-cell office:value-type="string">
            <text:p>https://s.42l.fr/HaAl</text:p>
          </table:table-cell>
          <table:table-cell/>
        </table:table-row>
        <table:table-row>
          <table:table-cell office:value-type="float" office:value="44507">
            <text:p>44507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ttps://www.meetup.com/Grenoble-Adventure-Club-English-French/events/281925413/</text:p>
          </table:table-cell>
          <table:table-cell/>
          <table:table-cell/>
        </table:table-row>
        <table:table-row>
          <table:table-cell office:value-type="float" office:value="44514">
            <text:p>44514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<text:s/>🥾 Hike: Gorges du Bruyant + Bec de l'Aigle 🐟️🍁</text:p>
          </table:table-cell>
          <table:table-cell office:value-type="string">
            <text:p>https://www.meetup.com/Grenoble-Adventure-Club-English-French/events/282066634/</text:p>
          </table:table-cell>
          <table:table-cell office:value-type="string">
            <text:p>https://s.42l.fr/t0SzeyUz</text:p>
          </table:table-cell>
          <table:table-cell/>
        </table:table-row>
        <table:table-row>
          <table:table-cell office:value-type="float" office:value="44518">
            <text:p>44518</text:p>
          </table:table-cell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https://www.meetup.com/Grenoble-Adventure-Club-English-French/events/281901125/</text:p>
          </table:table-cell>
          <table:table-cell/>
          <table:table-cell/>
        </table:table-row>
        <table:table-row>
          <table:table-cell office:value-type="float" office:value="44521">
            <text:p>44521</text:p>
          </table:table-cell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<text:s/>🥾 Hike: Le belvédère du Scialet 💨🙆</text:p>
          </table:table-cell>
          <table:table-cell office:value-type="string">
            <text:p>https://www.meetup.com/Grenoble-Adventure-Club-English-French/events/282222497/</text:p>
          </table:table-cell>
          <table:table-cell office:value-type="string">
            <text:p>https://s.42l.fr/69OtrJ43</text:p>
          </table:table-cell>
          <table:table-cell/>
        </table:table-row>
        <table:table-row>
          <table:table-cell office:value-type="float" office:value="44528">
            <text:p>44528</text:p>
          </table:table-cell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<text:s/>🥾 Hike: They call this place "Bellevue" so... let's give it a try 😅❄</text:p>
          </table:table-cell>
          <table:table-cell office:value-type="string">
            <text:p>https://www.meetup.com/Grenoble-Adventure-Club-English-French/events/282327646/</text:p>
          </table:table-cell>
          <table:table-cell office:value-type="string">
            <text:p>https://s.42l.fr/Fd4UYTYO</text:p>
          </table:table-cell>
          <table:table-cell/>
        </table:table-row>
        <table:table-row>
          <table:table-cell office:value-type="float" office:value="44534">
            <text:p>44534</text:p>
          </table:table-cell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<text:s/>🥾 Hike: NUMBER 100!!! 🎉🎉 Mont Jalla: classic but 'must-do' 😊</text:p>
          </table:table-cell>
          <table:table-cell office:value-type="string">
            <text:p>https://www.meetup.com/Grenoble-Adventure-Club-English-French/events/282472942/</text:p>
          </table:table-cell>
          <table:table-cell office:value-type="string">
            <text:p>https://s.42l.fr/BBnziuEy</text:p>
          </table:table-cell>
          <table:table-cell/>
        </table:table-row>
        <table:table-row>
          <table:table-cell office:value-type="float" office:value="44541">
            <text:p>44541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ttps://www.meetup.com/Grenoble-Adventure-Club-English-French/events/282572785/</text:p>
          </table:table-cell>
          <table:table-cell/>
          <table:table-cell/>
        </table:table-row>
        <table:table-row>
          <table:table-cell office:value-type="float" office:value="44542">
            <text:p>44542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ttps://www.meetup.com/Grenoble-Adventure-Club-English-French/events/282585004/</text:p>
          </table:table-cell>
          <table:table-cell office:value-type="string">
            <text:p>https://cutt.ly/ZYEA9zH</text:p>
          </table:table-cell>
          <table:table-cell/>
        </table:table-row>
        <table:table-row>
          <table:table-cell office:value-type="float" office:value="44548">
            <text:p>44548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ttps://www.meetup.com/Grenoble-Adventure-Club-English-French/events/282743681/</text:p>
          </table:table-cell>
          <table:table-cell/>
          <table:table-cell/>
        </table:table-row>
        <table:table-row>
          <table:table-cell office:value-type="float" office:value="44562">
            <text:p>44562</text:p>
          </table:table-cell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ttps://www.meetup.com/Grenoble-Adventure-Club-English-French/events/282972158/</text:p>
          </table:table-cell>
          <table:table-cell/>
          <table:table-cell/>
        </table:table-row>
        <table:table-row>
          <table:table-cell office:value-type="float" office:value="44563">
            <text:p>44563</text:p>
          </table:table-cell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s/>🥾 Hike: Let's have a "Bellevue" to start 2022 😅🥳</text:p>
          </table:table-cell>
          <table:table-cell office:value-type="string">
            <text:p>https://www.meetup.com/Grenoble-Adventure-Club-English-French/events/282994993/</text:p>
          </table:table-cell>
          <table:table-cell office:value-type="string">
            <text:p>https://s.42l.fr/jQz9o7yX</text:p>
          </table:table-cell>
          <table:table-cell/>
        </table:table-row>
        <table:table-row>
          <table:table-cell office:value-type="float" office:value="44569">
            <text:p>44569</text:p>
          </table:table-cell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<text:s/>🥾 Hike: Venon tree 🌳 from the path of "Pissevieille" 👵</text:p>
          </table:table-cell>
          <table:table-cell office:value-type="string">
            <text:p>https://www.meetup.com/Grenoble-Adventure-Club-English-French/events/283127503/</text:p>
          </table:table-cell>
          <table:table-cell office:value-type="string">
            <text:p>https://s.42l.fr/fb5MXhaq</text:p>
          </table:table-cell>
          <table:table-cell/>
        </table:table-row>
        <table:table-row>
          <table:table-cell office:value-type="float" office:value="44576">
            <text:p>44576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<text:s/>🎿 Ski: Ski for NOOB ONLY. Beginner training ⛷</text:p>
          </table:table-cell>
          <table:table-cell office:value-type="string">
            <text:p>https://www.meetup.com/Grenoble-Adventure-Club-English-French/events/283261440/</text:p>
          </table:table-cell>
          <table:table-cell/>
          <table:table-cell/>
        </table:table-row>
        <table:table-row>
          <table:table-cell office:value-type="float" office:value="44576">
            <text:p>44576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https://www.meetup.com/Grenoble-Adventure-Club-English-French/events/283271898/</text:p>
          </table:table-cell>
          <table:table-cell/>
          <table:table-cell/>
        </table:table-row>
        <table:table-row>
          <table:table-cell office:value-type="float" office:value="44577">
            <text:p>44577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ttps://www.meetup.com/Grenoble-Adventure-Club-English-French/events/283271550/</text:p>
          </table:table-cell>
          <table:table-cell/>
          <table:table-cell/>
        </table:table-row>
        <table:table-row>
          <table:table-cell office:value-type="float" office:value="44583">
            <text:p>44583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<text:s/>🎿 Ski: Ski for beginners at Chamrousse ⛷</text:p>
          </table:table-cell>
          <table:table-cell office:value-type="string">
            <text:p>https://www.meetup.com/Grenoble-Adventure-Club-English-French/events/283400313/</text:p>
          </table:table-cell>
          <table:table-cell/>
          <table:table-cell/>
        </table:table-row>
        <table:table-row>
          <table:table-cell office:value-type="float" office:value="44583">
            <text:p>44583</text:p>
          </table:table-cell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<text:s/>🥾 Hike: Around Grenoble drinking water source 🚰💧</text:p>
          </table:table-cell>
          <table:table-cell office:value-type="string">
            <text:p>https://www.meetup.com/Grenoble-Adventure-Club-English-French/events/283407908/</text:p>
          </table:table-cell>
          <table:table-cell office:value-type="string">
            <text:p>https://s.42l.fr/yZkRtXBj</text:p>
          </table:table-cell>
          <table:table-cell/>
        </table:table-row>
        <table:table-row>
          <table:table-cell office:value-type="float" office:value="44583">
            <text:p>44583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ttps://www.meetup.com/Grenoble-Adventure-Club-English-French/events/283411967/</text:p>
          </table:table-cell>
          <table:table-cell/>
          <table:table-cell/>
        </table:table-row>
        <table:table-row>
          <table:table-cell office:value-type="float" office:value="44219">
            <text:p>44219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ttps://www.meetup.com/Grenoble-Adventure-Club-English-French/events/283411992/</text:p>
          </table:table-cell>
          <table:table-cell/>
          <table:table-cell/>
        </table:table-row>
        <table:table-row>
          <table:table-cell office:value-type="float" office:value="44584">
            <text:p>44584</text:p>
          </table:table-cell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<text:s/>🥾 Hike: Around la Tour-Sans-Venin ⚔️🛡️🐍</text:p>
          </table:table-cell>
          <table:table-cell office:value-type="string">
            <text:p>https://www.meetup.com/Grenoble-Adventure-Club-English-French/events/283428809/</text:p>
          </table:table-cell>
          <table:table-cell office:value-type="string">
            <text:p>https://s.42l.fr/ZOMxTA6u</text:p>
          </table:table-cell>
          <table:table-cell/>
        </table:table-row>
        <table:table-row>
          <table:table-cell office:value-type="float" office:value="44590">
            <text:p>44590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<text:s/>🎿 Ski: Ski for NOOB - Session 2 ⛷</text:p>
          </table:table-cell>
          <table:table-cell office:value-type="string">
            <text:p>https://www.meetup.com/Grenoble-Adventure-Club-English-French/events/283549287/</text:p>
          </table:table-cell>
          <table:table-cell/>
          <table:table-cell/>
        </table:table-row>
        <table:table-row>
          <table:table-cell office:value-type="float" office:value="44590">
            <text:p>44590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<text:s/>🎿 Ski: Ski at Chamrousse (not for beginners) ⛷</text:p>
          </table:table-cell>
          <table:table-cell office:value-type="string">
            <text:p>https://www.meetup.com/Grenoble-Adventure-Club-English-French/events/283550329/</text:p>
          </table:table-cell>
          <table:table-cell/>
          <table:table-cell/>
        </table:table-row>
        <table:table-row>
          <table:table-cell office:value-type="float" office:value="44591">
            <text:p>44591</text:p>
          </table:table-cell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<text:s/>🥾 Hike: La Pierre Percée &amp; Pierre-Châtel lake 🪨🌊</text:p>
          </table:table-cell>
          <table:table-cell office:value-type="string">
            <text:p>https://www.meetup.com/Grenoble-Adventure-Club-English-French/events/283576357/</text:p>
          </table:table-cell>
          <table:table-cell office:value-type="string">
            <text:p>https://s.42l.fr/a5v4U89F</text:p>
          </table:table-cell>
          <table:table-cell/>
        </table:table-row>
        <table:table-row>
          <table:table-cell office:value-type="float" office:value="44597">
            <text:p>44597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<text:s/>🎿 Ski: Ski at Chamrousse ⛷</text:p>
          </table:table-cell>
          <table:table-cell office:value-type="string">
            <text:p>https://www.meetup.com/Grenoble-Adventure-Club-English-French/events/283713790/</text:p>
          </table:table-cell>
          <table:table-cell/>
          <table:table-cell/>
        </table:table-row>
        <table:table-row>
          <table:table-cell office:value-type="float" office:value="44597">
            <text:p>44597</text:p>
          </table:table-cell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<text:s/>🥾 Hike: La Dent de Moirans ⛰⛄</text:p>
          </table:table-cell>
          <table:table-cell office:value-type="string">
            <text:p>https://www.meetup.com/Grenoble-Adventure-Club-English-French/events/283719795/</text:p>
          </table:table-cell>
          <table:table-cell office:value-type="string">
            <text:p>https://s.42l.fr/9DNpYqlj</text:p>
          </table:table-cell>
          <table:table-cell/>
        </table:table-row>
        <table:table-row>
          <table:table-cell office:value-type="float" office:value="44598">
            <text:p>44598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<text:s/>🥾 Hike: La Tour de Montfallet ⛰</text:p>
          </table:table-cell>
          <table:table-cell office:value-type="string">
            <text:p>https://www.meetup.com/Grenoble-Adventure-Club-English-French/events/283740630/</text:p>
          </table:table-cell>
          <table:table-cell office:value-type="string">
            <text:p>https://s.42l.fr/HIGAW</text:p>
          </table:table-cell>
          <table:table-cell/>
        </table:table-row>
        <table:table-row>
          <table:table-cell office:value-type="float" office:value="44604">
            <text:p>44604</text:p>
          </table:table-cell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<text:s/>🎿 Ski: Ski for NOOB - Session 3 ⛷</text:p>
          </table:table-cell>
          <table:table-cell office:value-type="string">
            <text:p>https://www.meetup.com/Grenoble-Adventure-Club-English-French/events/283911794/</text:p>
          </table:table-cell>
          <table:table-cell/>
          <table:table-cell/>
        </table:table-row>
        <table:table-row>
          <table:table-cell office:value-type="float" office:value="44604">
            <text:p>44604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<text:s/>🎿 Ski: Ski at Chamrousse ⛷</text:p>
          </table:table-cell>
          <table:table-cell office:value-type="string">
            <text:p>https://www.meetup.com/Grenoble-Adventure-Club-English-French/events/283912949/</text:p>
          </table:table-cell>
          <table:table-cell/>
          <table:table-cell/>
        </table:table-row>
        <table:table-row>
          <table:table-cell office:value-type="float" office:value="44605">
            <text:p>44605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<text:s/>🎿 Ski at 7 Laux - Not for noob⛷</text:p>
          </table:table-cell>
          <table:table-cell office:value-type="string">
            <text:p>https://www.meetup.com/Grenoble-Adventure-Club-English-French/events/283950209/</text:p>
          </table:table-cell>
          <table:table-cell/>
          <table:table-cell/>
        </table:table-row>
        <table:table-row>
          <table:table-cell office:value-type="float" office:value="44605">
            <text:p>44605</text:p>
          </table:table-cell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<text:s/>🥾🔵 Hike: Le Crêt de Chazay ⛰</text:p>
          </table:table-cell>
          <table:table-cell office:value-type="string">
            <text:p>https://www.meetup.com/Grenoble-Adventure-Club-English-French/events/283912944/</text:p>
          </table:table-cell>
          <table:table-cell/>
          <table:table-cell/>
        </table:table-row>
        <table:table-row>
          <table:table-cell office:value-type="float" office:value="44610">
            <text:p>44610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ttps://www.meetup.com/Grenoble-Adventure-Club-English-French/events/284041009/</text:p>
          </table:table-cell>
          <table:table-cell office:value-type="string">
            <text:p>https://s.42l.fr/EJGwvKCc</text:p>
          </table:table-cell>
          <table:table-cell/>
        </table:table-row>
        <table:table-row>
          <table:table-cell office:value-type="float" office:value="44610">
            <text:p>44610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<text:s/>🥾🟢 Hike: Bastille by night 🌔</text:p>
          </table:table-cell>
          <table:table-cell office:value-type="string">
            <text:p>https://www.meetup.com/Grenoble-Adventure-Club-English-French/events/284075284/</text:p>
          </table:table-cell>
          <table:table-cell office:value-type="string">
            <text:p>https://s.42l.fr/EJGwvKCc</text:p>
          </table:table-cell>
          <table:table-cell/>
        </table:table-row>
        <table:table-row>
          <table:table-cell office:value-type="float" office:value="44611">
            <text:p>44611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<text:s/>🎿 Ski at 7 Laux - Not for noob⛷</text:p>
          </table:table-cell>
          <table:table-cell office:value-type="string">
            <text:p>https://www.meetup.com/Grenoble-Adventure-Club-English-French/events/284096109/</text:p>
          </table:table-cell>
          <table:table-cell/>
          <table:table-cell/>
        </table:table-row>
        <table:table-row>
          <table:table-cell office:value-type="float" office:value="44611">
            <text:p>44611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<text:s/>🎿 Ski: Ski at les 2 alpes not for noob ⛷</text:p>
          </table:table-cell>
          <table:table-cell office:value-type="string">
            <text:p>https://www.meetup.com/Grenoble-Adventure-Club-English-French/events/284097694/</text:p>
          </table:table-cell>
          <table:table-cell/>
          <table:table-cell/>
        </table:table-row>
        <table:table-row>
          <table:table-cell office:value-type="float" office:value="44612">
            <text:p>44612</text:p>
          </table:table-cell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<text:s/>🥾🔵 Hike: Belvédère des maquisards 👁️</text:p>
          </table:table-cell>
          <table:table-cell office:value-type="string">
            <text:p>https://www.meetup.com/Grenoble-Adventure-Club-English-French/events/284081461/</text:p>
          </table:table-cell>
          <table:table-cell office:value-type="string">
            <text:p>https://s.42l.fr/X8DFsc8v</text:p>
          </table:table-cell>
          <table:table-cell/>
        </table:table-row>
        <table:table-row>
          <table:table-cell office:value-type="float" office:value="44618">
            <text:p>44618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<text:s/>🎿 Ski: Ski at les 2 alpes not for noob ⛷</text:p>
          </table:table-cell>
          <table:table-cell office:value-type="string">
            <text:p>https://www.meetup.com/Grenoble-Adventure-Club-English-French/events/284225448/</text:p>
          </table:table-cell>
          <table:table-cell/>
          <table:table-cell/>
        </table:table-row>
        <table:table-row>
          <table:table-cell office:value-type="float" office:value="44618">
            <text:p>44618</text:p>
          </table:table-cell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ttps://www.meetup.com/Grenoble-Adventure-Club-English-French/events/284202086/</text:p>
          </table:table-cell>
          <table:table-cell office:value-type="string">
            <text:p>https://s.42l.fr/cPJdPNWt</text:p>
          </table:table-cell>
          <table:table-cell/>
        </table:table-row>
        <table:table-row>
          <table:table-cell office:value-type="float" office:value="44619">
            <text:p>44619</text:p>
          </table:table-cell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<text:s/>❄️🔵 Snowshoe: Lac Achard at Chamrousse ☃️</text:p>
          </table:table-cell>
          <table:table-cell office:value-type="string">
            <text:p>https://www.meetup.com/Grenoble-Adventure-Club-English-French/events/284208068/</text:p>
          </table:table-cell>
          <table:table-cell office:value-type="string">
            <text:p>https://s.42l.fr/mpkis</text:p>
          </table:table-cell>
          <table:table-cell/>
        </table:table-row>
        <table:table-row>
          <table:table-cell office:value-type="float" office:value="44624">
            <text:p>44624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https://www.meetup.com/Grenoble-Adventure-Club-English-French/events/284341942/</text:p>
          </table:table-cell>
          <table:table-cell/>
          <table:table-cell/>
        </table:table-row>
        <table:table-row>
          <table:table-cell office:value-type="float" office:value="44625">
            <text:p>44625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<text:s/>🎿 Ski: Ski at les 2 alpes not for noob ⛷</text:p>
          </table:table-cell>
          <table:table-cell office:value-type="string">
            <text:p>https://www.meetup.com/Grenoble-Adventure-Club-English-French/events/284402008/</text:p>
          </table:table-cell>
          <table:table-cell/>
          <table:table-cell/>
        </table:table-row>
        <table:table-row>
          <table:table-cell office:value-type="float" office:value="44625">
            <text:p>44625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<text:s/>🥾🔵 Hike: La Tour d'Arces ⚔️🛡️ &amp; Pierre Grosse 🪨</text:p>
          </table:table-cell>
          <table:table-cell office:value-type="string">
            <text:p>https://www.meetup.com/Grenoble-Adventure-Club-English-French/events/284388780/</text:p>
          </table:table-cell>
          <table:table-cell office:value-type="string">
            <text:p>https://s.42l.fr/J9ML9agA</text:p>
          </table:table-cell>
          <table:table-cell/>
        </table:table-row>
        <table:table-row>
          <table:table-cell office:value-type="float" office:value="44626">
            <text:p>44626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ttps://www.meetup.com/Grenoble-Adventure-Club-English-French/events/284375979/</text:p>
          </table:table-cell>
          <table:table-cell/>
          <table:table-cell/>
        </table:table-row>
        <table:table-row>
          <table:table-cell office:value-type="float" office:value="44626">
            <text:p>44626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ttps://www.meetup.com/Grenoble-Adventure-Club-English-French/events/284284022/</text:p>
          </table:table-cell>
          <table:table-cell office:value-type="string">
            <text:p>https://s.42l.fr/73Ls_J7K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